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lanExecutor.getXSLTCVersion( String procVersio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alanExecutor.getXalanVersion( String procVersion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alanExecutor.newInstance( AggregateTransformer ca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alanExecutor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alanExecutor.setCaller( AggregateTransformer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